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c70" officeooo:paragraph-rsid="00023c70"/>
    </style:style>
    <style:style style:name="P2" style:family="paragraph" style:parent-style-name="Standard">
      <style:text-properties officeooo:rsid="00023c70" officeooo:paragraph-rsid="00055a9b"/>
    </style:style>
    <style:style style:name="P3" style:family="paragraph" style:parent-style-name="Standard">
      <style:text-properties officeooo:rsid="00055a9b" officeooo:paragraph-rsid="00055a9b"/>
    </style:style>
    <style:style style:name="P4" style:family="paragraph" style:parent-style-name="Standard" style:list-style-name="L1">
      <style:text-properties officeooo:rsid="00055a9b" officeooo:paragraph-rsid="00055a9b"/>
    </style:style>
    <style:style style:name="P5" style:family="paragraph" style:parent-style-name="Standard" style:list-style-name="L1">
      <style:text-properties officeooo:rsid="00023c70" officeooo:paragraph-rsid="00055a9b"/>
    </style:style>
    <style:style style:name="P6" style:family="paragraph" style:parent-style-name="Standard" style:list-style-name="L2">
      <style:text-properties officeooo:rsid="000565ac" officeooo:paragraph-rsid="000565ac"/>
    </style:style>
    <style:style style:name="P7" style:family="paragraph" style:parent-style-name="Standard" style:list-style-name="L2">
      <style:text-properties officeooo:rsid="000714e8" officeooo:paragraph-rsid="000714e8"/>
    </style:style>
    <style:style style:name="P8" style:family="paragraph" style:parent-style-name="Standard" style:list-style-name="L2">
      <style:text-properties officeooo:rsid="0008eff5" officeooo:paragraph-rsid="0008eff5"/>
    </style:style>
    <style:style style:name="P9" style:family="paragraph" style:parent-style-name="Standard" style:list-style-name="L2">
      <style:text-properties officeooo:rsid="000a3578" officeooo:paragraph-rsid="000a3578"/>
    </style:style>
    <style:style style:name="P10" style:family="paragraph" style:parent-style-name="Standard">
      <style:text-properties officeooo:rsid="000a5719" officeooo:paragraph-rsid="000a5719"/>
    </style:style>
    <style:style style:name="P11" style:family="paragraph" style:parent-style-name="Standard">
      <style:paragraph-properties fo:text-align="center" style:justify-single-word="false"/>
      <style:text-properties officeooo:rsid="000a5719" officeooo:paragraph-rsid="000a5719"/>
    </style:style>
    <style:style style:name="T1" style:family="text">
      <style:text-properties officeooo:rsid="0003e7ef"/>
    </style:style>
    <style:style style:name="T2" style:family="text">
      <style:text-properties officeooo:rsid="00055a9b"/>
    </style:style>
    <style:style style:name="T3" style:family="text">
      <style:text-properties officeooo:rsid="000714e8"/>
    </style:style>
    <style:style style:name="T4" style:family="text">
      <style:text-properties officeooo:rsid="000a35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randon Lundberg</text:p>
      <text:p text:style-name="P10">Lab 1</text:p>
      <text:p text:style-name="P10">8 October 2014</text:p>
      <text:p text:style-name="P11">Use Case Description</text:p>
      <text:p text:style-name="P1">Actors</text:p>
      <text:list xml:id="list7691247022234050218" text:style-name="L1">
        <text:list-item>
          <text:p text:style-name="P4">Client Side</text:p>
          <text:list>
            <text:list-item>
              <text:p text:style-name="P5">Client- anyone who has an account with the bank OR anyone who wishes to have an account with the bank</text:p>
            </text:list-item>
            <text:list-item>
              <text:p text:style-name="P5">Mortgage Borrower- <text:span text:style-name="T1">extension of Client. The mortgage borrower has the same mobile options as the Client, with the addition of a mortgage option. If a client gets a mortgage, he or she will become a Mortgage Borrower.</text:span></text:p>
            </text:list-item>
          </text:list>
        </text:list-item>
        <text:list-item>
          <text:p text:style-name="P4">Server Side</text:p>
          <text:list>
            <text:list-item>
              <text:p text:style-name="P5">Bank staff- <text:span text:style-name="T1">anyone who works at the bank is considered bank staff. The bank staff has the capability of doing anything that the client can do, with additional options, like setting up or closing bank accounts</text:span></text:p>
            </text:list-item>
            <text:list-item>
              <text:p text:style-name="P5">Bank manager- <text:span text:style-name="T2">extension of bank staff. The bank manager has the same functionality as the bank staff, but also has the authority to set and view important bank branch information.</text:span></text:p>
            </text:list-item>
          </text:list>
        </text:list-item>
      </text:list>
      <text:p text:style-name="P2"/>
      <text:p text:style-name="P3">Use cases</text:p>
      <text:list xml:id="list8720441846076065974" text:style-name="L2">
        <text:list-item>
          <text:p text:style-name="P6">Client</text:p>
          <text:list>
            <text:list-item>
              <text:p text:style-name="P6">Login- in order to access the functionality of the mobile application, the user must first login to the system, by entering their user name and password. We will &lt;&lt; include &gt;&gt; both <text:span text:style-name="T4">user name</text:span> and password to the login use case, because of how frequently they are used and the importance of them to the functionality. Logging in will give the user access to the following use cases:</text:p>
              <text:list>
                <text:list-item>
                  <text:p text:style-name="P6">View account summaries- this case will allow the user to see a brief summary of the combination of checking, savings, and credit card accounts. In this case, the user then has the option to look further <text:s/>into their individual accounts, which could show important information (ex: previous transactions, monthly bill statements). </text:p>
                </text:list-item>
                <text:list-item>
                  <text:p text:style-name="P6">Deposit Checks- the description for this case is simple, but does not need to include the fact that it is a picture deposit because it is assumed due to the mobile device. In this case, the user has the option to deposit the check into checking or savings. <text:span text:style-name="T3">These functions use the &lt;&lt; include &gt;&gt; to show their importance and high use.</text:span></text:p>
                </text:list-item>
                <text:list-item>
                  <text:p text:style-name="P6">Transfer Money- This case only represents the situation where the user wants to transfer money between his/her own accounts. If money is to be moved into someone else's account, it will have to be done using the following function.</text:p>
                </text:list-item>
                <text:list-item>
                  <text:p text:style-name="P6">Send Money- In this case, the user has the option to send money to someone else by either <text:span text:style-name="T3">mobile or email. It is not clear, however, how the application sends money in two different ways. However, we assume by the guidelines that it can be done, so this use case uses &lt;&lt; include &gt;&gt; to send money by mobile or email.</text:span></text:p>
                </text:list-item>
                <text:list-item>
                  <text:p text:style-name="P7">Find ATM/Banks- self explanatory functionality with no important includes or extends</text:p>
                </text:list-item>
                <text:list-item>
                  <text:p text:style-name="P7">Settings- this case gives the user the opportunity to set up the application in the best way he/she sees fit, but two distinct functionalities of the option are “edit account nickname” and “allow text banking”. It is not specified if any elements of the application need to be accessed by these functions. These are their own cases and not includes because the project description labeled them as if there are two distinct options of settings that make up the whole use case.</text:p>
                </text:list-item>
              </text:list>
            </text:list-item>
            <text:list-item>
              <text:p text:style-name="P8"><text:soft-page-break/>Open and Close account- these use cases will obviously not be available on the mobile application, and most likely have to be done in the branch. Users will be able to open and close accounts, but not without the involvement of someone from the bank staff. </text:p>
            </text:list-item>
            <text:list-item>
              <text:p text:style-name="P8">Enable/Disable overdraft protection- this case, like open and close account, are just requests that need bank staff authorization. The actual procedure will occur through the bank staff.</text:p>
            </text:list-item>
          </text:list>
        </text:list-item>
        <text:list-item>
          <text:p text:style-name="P8">Mortgage broker- All of the cases from the mortgage broker will occur through the application</text:p>
          <text:list>
            <text:list-item>
              <text:p text:style-name="P8">View mortgage accounts- this case is an &lt;&lt;extend&gt;&gt; off of view account summary that can be accessed by a mortgage borrower only. Of course the borrower can still access any other accounts he/she has with the bank.</text:p>
            </text:list-item>
            <text:list-item>
              <text:p text:style-name="P8">Set up pay schedule- set up <text:span text:style-name="T4">auto pay</text:span> for the mortgage. The case includes two very important features that are implemented as &lt;&lt; includes &gt;&gt; so that it is made clear that these functions will be implemented. These included statements make sure the user does not set up his payment incorrectly, ensuring a smooth payment process in the future.</text:p>
            </text:list-item>
          </text:list>
        </text:list-item>
        <text:list-item>
          <text:p text:style-name="P8">Bank staff- bank staff was not given any specific functionality beyond serving the clients, so every case will go through the manage customer account. I am also assuming that the bank staff has access to any of the functionality that the clients and mortgage borrowers have in order to serve them correctly</text:p>
          <text:list>
            <text:list-item>
              <text:p text:style-name="P8">Manage Customer accounts</text:p>
              <text:list>
                <text:list-item>
                  <text:p text:style-name="P8">Manage overdraft protection- will be used if the client requests any change to the overdraft protection. Is man<text:span text:style-name="T4">ag</text:span>eable by bank staff only.</text:p>
                </text:list-item>
                <text:list-item>
                  <text:p text:style-name="P9">All open/close functions- these cases are all the actual creating or removing of account for a client. They are usually upon request from the client, but can be accessed by the bank staff if necessary otherwise. All the cases are of type &lt;&lt; extend &gt;&gt; from the open/close account cases</text:p>
                </text:list-item>
              </text:list>
            </text:list-item>
            <text:list-item>
              <text:p text:style-name="P9">Bank Manager- has accessibility over every option by the clients, mortgage borrower, and bank staff, although it may be using different methods than mobile. The bank manager has the following cases, which are not client related, but branch related</text:p>
              <text:list>
                <text:list-item>
                  <text:p text:style-name="P9">Set interest rate for savings accounts- self explanatory</text:p>
                </text:list-item>
                <text:list-item>
                  <text:p text:style-name="P9">Calculate branch account balance- this case is vague in description, but will be important to determine the money distribution of the bank. May use cases such as account summaries from client, but not specified.</text:p>
                </text:list-item>
                <text:list-item>
                  <text:p text:style-name="P9">Determine mortgage rates- not specified how it's done, so it will be left as is</text:p>
                </text:list-item>
                <text:list-item>
                  <text:p text:style-name="P9">Print annual branch report- also no detailed specified, so the process must be concrete already and not needed in great detail for the proposed projec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16:33:30.621629337</meta:creation-date>
    <dc:date>2014-10-08T10:10:42.408743308</dc:date>
    <meta:editing-duration>PT13M3S</meta:editing-duration>
    <meta:editing-cycles>2</meta:editing-cycles>
    <meta:generator>LibreOffice/4.2.6.3$Linux_X86_64 LibreOffice_project/420m0$Build-3</meta:generator>
    <meta:document-statistic meta:table-count="0" meta:image-count="0" meta:object-count="0" meta:page-count="2" meta:paragraph-count="34" meta:word-count="975" meta:character-count="5564" meta:non-whitespace-character-count="4648"/>
  </office:meta>
</office:document-meta>
</file>